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sub>
              <math:mi>T</math:mi>
              <math:mi math:fontstyle="italic">transm</math:mi>
            </math:msub>
            <math:mo math:stretchy="false">=</math:mo>
            <math:mfrac>
              <math:mrow>
                <math:mi>L</math:mi>
                <math:mrow>
                  <math:mo math:stretchy="false">(</math:mo>
                  <math:mrow>
                    <math:mi math:fontstyle="italic">longitud</math:mi>
                    <math:mi math:fontstyle="italic">del</math:mi>
                    <math:mi math:fontstyle="italic">paquete</math:mi>
                    <math:mi math:fontstyle="italic">en</math:mi>
                    <math:mi math:fontstyle="italic">bits</math:mi>
                  </math:mrow>
                  <math:mo math:stretchy="false">)</math:mo>
                </math:mrow>
              </math:mrow>
              <math:mrow>
                <math:mi>R</math:mi>
                <math:mrow>
                  <math:mo math:stretchy="false">(</math:mo>
                  <math:mrow>
                    <math:mi math:fontstyle="italic">velocidad</math:mi>
                    <math:mi math:fontstyle="italic">de</math:mi>
                    <math:mi math:fontstyle="italic">transmisión</math:mi>
                    <math:mi math:fontstyle="italic">en</math:mi>
                    <math:mi math:fontstyle="italic">bps</math:mi>
                  </math:mrow>
                  <math:mo math:stretchy="false">)</math:mo>
                </math:mrow>
              </math:mrow>
            </math:mfrac>
          </math:mrow>
          <math:mo math:stretchy="false">=</math:mo>
          <math:mfrac>
            <math:mrow>
              <math:mn>8</math:mn>
              <math:mi math:fontstyle="italic">kb</math:mi>
            </math:mrow>
            <math:mrow>
              <math:msup>
                <math:mn>10</math:mn>
                <math:mn>9</math:mn>
              </math:msup>
              <math:mfrac>
                <math:mi>b</math:mi>
                <math:mi>s</math:mi>
              </math:mfrac>
            </math:mrow>
          </math:mfrac>
        </math:mrow>
        <math:mo math:stretchy="false">=</math:mo>
        <math:mn>8</math:mn>
      </math:mrow>
      <math:mo math:stretchy="false">μ</math:mo>
      <math:mi>s</math:mi>
    </math:mrow>
    <math:annotation math:encoding="StarMath 5.0">T_{transm} = {L (longitud del paquete en bits)} over { R (velocidad de transmisión en bps)} =  { 8 kb } over {10^9 {b over s}} = 8 {%mu}s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Eduardo Grosclaude</meta:initial-creator>
    <meta:creation-date>2008-04-16T14:58:23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